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54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7.052cm"/>
    </style:style>
    <style:style style:name="co5" style:family="table-column">
      <style:table-column-properties fo:break-before="auto" style:column-width="6.541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53cm"/>
    </style:style>
    <style:style style:name="co9" style:family="table-column">
      <style:table-column-properties fo:break-before="auto" style:column-width="4.627cm"/>
    </style:style>
    <style:style style:name="co10" style:family="table-column">
      <style:table-column-properties fo:break-before="auto" style:column-width="2.14cm"/>
    </style:style>
    <style:style style:name="co11" style:family="table-column">
      <style:table-column-properties fo:break-before="auto" style:column-width="3.565cm"/>
    </style:style>
    <style:style style:name="co12" style:family="table-column">
      <style:table-column-properties fo:break-before="auto" style:column-width="3.623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0.831cm"/>
    </style:style>
    <style:style style:name="co15" style:family="table-column">
      <style:table-column-properties fo:break-before="auto" style:column-width="0.803cm"/>
    </style:style>
    <style:style style:name="co16" style:family="table-column">
      <style:table-column-properties fo:break-before="auto" style:column-width="2.672cm"/>
    </style:style>
    <style:style style:name="co17" style:family="table-column">
      <style:table-column-properties fo:break-before="auto" style:column-width="26.2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1.633cm" fo:break-before="auto" style:use-optimal-row-height="true"/>
    </style:style>
    <style:style style:name="ro9" style:family="table-row">
      <style:table-row-properties style:row-height="3.602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390cc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6e6e6"/>
      <style:text-properties fo:color="#00ae00"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fo:color="#00ae00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e6e6e6"/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b613d"/>
    </style:style>
    <style:style style:name="ce11" style:family="table-cell" style:parent-style-name="Default">
      <style:table-cell-properties fo:background-color="#ffb515"/>
      <style:text-properties fo:color="#ffd320"/>
    </style:style>
    <style:style style:name="ce12" style:family="table-cell" style:parent-style-name="Default">
      <style:table-cell-properties fo:background-color="#ffb515"/>
      <style:text-properties fo:color="#ffd320" style:text-underline-style="none"/>
    </style:style>
    <style:style style:name="ce13" style:family="table-cell" style:parent-style-name="Default">
      <style:table-cell-properties fo:background-color="#ffb515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3b3b3"/>
    </style:style>
    <style:style style:name="ce16" style:family="table-cell" style:parent-style-name="Default">
      <style:table-cell-properties fo:background-color="#4390cc" style:text-align-source="fix" style:repeat-content="false"/>
      <style:paragraph-properties fo:text-align="center" fo:margin-left="0cm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1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0" style:family="table-cell" style:parent-style-name="Default">
      <style:text-properties fo:color="#ff6309" fo:font-weight="bold" style:font-weight-asian="bold" style:font-weight-complex="bold"/>
    </style:style>
    <style:style style:name="ce21" style:family="table-cell" style:parent-style-name="Default"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b3b3b3"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b3b3b3"/>
      <style:text-properties style:text-underline-style="none"/>
    </style:style>
    <style:style style:name="ce24" style:family="table-cell" style:parent-style-name="Default">
      <style:text-properties fo:color="#c5000b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ext-properties fo:color="#5c8526" fo:font-weight="bold" style:font-weight-asian="bold" style:font-weight-complex="bold"/>
    </style:style>
    <style:style style:name="ce27" style:family="table-cell" style:parent-style-name="Default">
      <style:text-properties fo:color="#0066cc" fo:font-weight="bold" style:font-weight-asian="bold" style:font-weight-complex="bold"/>
    </style:style>
    <style:style style:name="ce28" style:family="table-cell" style:parent-style-name="Default">
      <style:text-properties fo:color="#ff6309" style:text-underline-style="none" fo:font-weight="bold" style:font-weight-asian="bold" style:font-weight-complex="bold"/>
    </style:style>
    <style:style style:name="ce29" style:family="table-cell" style:parent-style-name="Default"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fo:background-color="#e6e6e6"/>
      <style:text-properties fo:color="#5c8526" fo:font-weight="bold" style:font-weight-asian="bold" style:font-weight-complex="bold"/>
    </style:style>
    <style:style style:name="ce31" style:family="table-cell" style:parent-style-name="Default">
      <style:table-cell-properties fo:background-color="#e6e6e6"/>
      <style:text-properties fo:color="#ff6309" fo:font-weight="bold" style:font-weight-asian="bold" style:font-weight-complex="bold"/>
    </style:style>
    <style:style style:name="ce32" style:family="table-cell" style:parent-style-name="Default">
      <style:text-properties style:text-underline-style="none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name="Arial" style:font-name-asian="DejaVu Sans" style:font-name-complex="DejaVu Sans"/>
    </style:style>
    <style:style style:name="ce35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underline-style="none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DejaVu Sans" style:font-name-complex="DejaVu Sans"/>
    </style:style>
  </office:automatic-styles>
  <office:body>
    <office:spreadsheet>
      <table:table table:name="Obje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Nombre del objeto</text:p>
          </table:table-cell>
          <table:table-cell table:style-name="ce1" office:value-type="string">
            <text:p>Tipo de objeto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Operaciones</text:p>
          </table:table-cell>
          <table:table-cell table:style-name="ce1" office:value-type="string">
            <text:p>Relevancia</text:p>
          </table:table-cell>
          <table:table-cell table:style-name="ce1" office:value-type="string">
            <text:p>Independiente</text:p>
          </table:table-cell>
          <table:table-cell table:style-name="ce1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string">
            <text:p>Producto</text:p>
          </table:table-cell>
          <table:table-cell table:style-name="ce7" office:value-type="string">
            <text:p>Físico</text:p>
          </table:table-cell>
          <table:table-cell table:style-name="ce5" office:value-type="string">
            <text:p>Identificador *algunos</text:p>
            <text:p>Nombre</text:p>
            <text:p>Descripción</text:p>
            <text:p><text:span text:style-name="T1">Marca*</text:span></text:p>
            <text:p>Contenido</text:p>
            <text:p>Precio unitario de venta</text:p>
            <text:p>Tipo producto (Categoría)</text:p>
            <text:p>Registrable (Con/sin identificador)</text:p>
            <text:p>Etiquetas (Sobre nombres)</text:p>
            <text:p>Promoción</text:p>
          </table:table-cell>
          <table:table-cell table:style-name="ce5" office:value-type="string">
            <text:p>- Mostrar información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3" office:value-type="string">
            <text:p>Lote</text:p>
          </table:table-cell>
          <table:table-cell table:style-name="ce5" office:value-type="string">
            <text:p>Conceptual</text:p>
          </table:table-cell>
          <table:table-cell table:style-name="ce5" office:value-type="string">
            <text:p>Productos</text:p>
            <text:p>Cantidad total del lote</text:p>
            <text:p>Cantidad Actual lote</text:p>
            <text:p>Costo Unitario</text:p>
            <text:p>Precio Unitario</text:p>
            <text:p>Fecha de registro</text:p>
            <text:p>Fecha de modificación</text:p>
            <text:p>Usuario</text:p>
          </table:table-cell>
          <table:table-cell table:style-name="ce5" office:value-type="string">
            <text:p>- Mostrar información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False</text:p>
          </table:table-cell>
          <table:table-cell table:style-name="ce10"/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4" office:value-type="string">
            <text:p>Inventario</text:p>
          </table:table-cell>
          <table:table-cell table:style-name="ce5" office:value-type="string">
            <text:p>Conceptual</text:p>
          </table:table-cell>
          <table:table-cell table:style-name="ce5" office:value-type="string">
            <text:p>Producto</text:p>
            <text:p>Cantidad Total del producto</text:p>
            <text:p>Fecha de modificación</text:p>
            <text:p>Usuario</text:p>
          </table:table-cell>
          <table:table-cell table:style-name="ce5" office:value-type="string">
            <text:p>- Mostrar información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 table:number-rows-repeated="2">
          <table:table-cell table:number-columns-repeated="8"/>
        </table:table-row>
        <table:table-row table:style-name="ro5">
          <table:table-cell/>
          <table:table-cell table:style-name="ce3" office:value-type="string">
            <text:p>Proveedor</text:p>
          </table:table-cell>
          <table:table-cell table:style-name="ce5" office:value-type="string">
            <text:p>Físico</text:p>
          </table:table-cell>
          <table:table-cell table:style-name="ce5" office:value-type="string">
            <text:p>Nombre contacto</text:p>
            <text:p>Razón, Denominación social</text:p>
            <text:p>Tipo Productos</text:p>
            <text:p>Dirección</text:p>
            <text:p>Teléfono</text:p>
          </table:table-cell>
          <table:table-cell table:style-name="ce5" office:value-type="string">
            <text:p>- Entregar productos</text:p>
            <text:p>- Realizar cambios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table:style-name="ce3" office:value-type="string">
            <text:p>Detalle Inventario</text:p>
          </table:table-cell>
          <table:table-cell table:style-name="ce5" office:value-type="string">
            <text:p>Conceptual</text:p>
          </table:table-cell>
          <table:table-cell table:style-name="ce5" office:value-type="string">
            <text:p>Identificador (Lote)</text:p>
            <text:p>Id_Inventario</text:p>
            <text:p>Producto</text:p>
            <text:p>Cantidad Total</text:p>
            <text:p>Cantidad Real</text:p>
            <text:p>Unidad Medida</text:p>
            <text:p>Fecha actualización</text:p>
            <text:p>Usuario</text:p>
          </table:table-cell>
          <table:table-cell table:style-name="ce5" office:value-type="string">
            <text:p>- Mostrar información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False</text:p>
          </table:table-cell>
          <table:table-cell table:style-name="ce10"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table:style-name="ce3" office:value-type="string">
            <text:p>Usuario (Comerciante)</text:p>
          </table:table-cell>
          <table:table-cell table:style-name="ce5" office:value-type="string">
            <text:p>Físico</text:p>
          </table:table-cell>
          <table:table-cell table:style-name="ce5" office:value-type="string">
            <text:p>Nombre</text:p>
            <text:p>Apellido Paterno</text:p>
            <text:p>AM</text:p>
            <text:p>Sobre Nombre(Apodo)</text:p>
            <text:p>Dirección</text:p>
            <text:p>Teléfono</text:p>
          </table:table-cell>
          <table:table-cell table:style-name="ce5" office:value-type="string">
            <text:p>- Registrar / Modificar productos</text:p>
            <text:p>- Registrar / Modificar Inventario</text:p>
            <text:p><text:span text:style-name="T2">- Registrar / Modificar Clientes</text:span></text:p>
            <text:p><text:span text:style-name="T2">- Registrar / Modificar Cuentas</text:span></text:p>
            <text:p>- Vender Productos (Crédito y Contado)</text:p>
            <text:p>- Realizar donaciones/ prestamos</text:p>
            <text:p>- Consultar Productos</text:p>
            <text:p>- Crear /Modificar Notas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5" office:value-type="string">
            <text:p>Cliente</text:p>
          </table:table-cell>
          <table:table-cell table:style-name="ce5" office:value-type="string">
            <text:p>Físico</text:p>
          </table:table-cell>
          <table:table-cell table:style-name="ce5" office:value-type="string">
            <text:p>Nombre</text:p>
            <text:p>Apellido Paterno</text:p>
            <text:p>AM</text:p>
            <text:p>Sobre Nombre(Apodo)</text:p>
            <text:p>Dirección</text:p>
            <text:p>Teléfono</text:p>
          </table:table-cell>
          <table:table-cell table:style-name="ce5" office:value-type="string">
            <text:p>- Realizar pedido</text:p>
            <text:p>- Solicitar crédito</text:p>
            <text:p>- Consultar pedido</text:p>
            <text:p>- Cancelar /modificar Pedido</text:p>
            <text:p>- Pagar</text:p>
            <text:p>- Devolver productos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>
            <text:p>Nota</text:p>
          </table:table-cell>
          <table:table-cell office:value-type="string">
            <text:p>Físico</text:p>
          </table:table-cell>
          <table:table-cell office:value-type="string">
            <text:p>No de venta</text:p>
            <text:p>Lista Productos</text:p>
            <text:p>Cantidad</text:p>
            <text:p>Precio unitario</text:p>
            <text:p>SubTotal</text:p>
            <text:p>Total</text:p>
            <text:p>Fecha de venta</text:p>
            <text:p>Usuario</text:p>
          </table:table-cell>
          <table:table-cell office:value-type="string">
            <text:p>Mostrar info venta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7">
          <table:table-cell/>
          <table:table-cell table:style-name="ce6" office:value-type="string">
            <text:p>Nota / Factura Compra</text:p>
          </table:table-cell>
          <table:table-cell office:value-type="string">
            <text:p>Físico</text:p>
          </table:table-cell>
          <table:table-cell office:value-type="string">
            <text:p>Identificador</text:p>
            <text:p>Nombre empresa</text:p>
            <text:p>RFC**</text:p>
            <text:p>IVA**</text:p>
            <text:p>Nombre cliente</text:p>
            <text:p>Lista productos</text:p>
            <text:p>Costo unitario</text:p>
            <text:p>Cantidad</text:p>
            <text:p>Fecha de operación</text:p>
          </table:table-cell>
          <table:table-cell office:value-type="string">
            <text:p>- Mostrar infromación de la nota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6">
          <table:table-cell/>
          <table:table-cell office:value-type="string">
            <text:p>Cuenta</text:p>
          </table:table-cell>
          <table:table-cell office:value-type="string">
            <text:p>Conceptual</text:p>
          </table:table-cell>
          <table:table-cell table:style-name="ce8" office:value-type="string">
            <text:p>Identificador Cuenta</text:p>
            <text:p>Cliente</text:p>
            <text:p>Nota</text:p>
            <text:p>Saldo Actual</text:p>
            <text:p>Usuario</text:p>
            <text:p>Fecha modificación</text:p>
          </table:table-cell>
          <table:table-cell office:value-type="string">
            <text:p>- Mostrar estado de cuenta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8">
          <table:table-cell/>
          <table:table-cell table:style-name="ce6" office:value-type="string">
            <text:p>Pagos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Cliente</text:p>
            <text:p>Concepto</text:p>
            <text:p>Fecha de pago</text:p>
          </table:table-cell>
          <table:table-cell office:value-type="string">
            <text:p>- Mostrar pagos realizado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9">
          <table:table-cell/>
          <table:table-cell table:style-name="ce6" office:value-type="string">
            <text:p>Pedido</text:p>
          </table:table-cell>
          <table:table-cell office:value-type="string">
            <text:p>Físico</text:p>
          </table:table-cell>
          <table:table-cell office:value-type="string">
            <text:p>Identificador Pedido</text:p>
            <text:p><text:span text:style-name="T2">Cliente</text:span></text:p>
            <text:p>Lista de Productos</text:p>
            <text:p>Cantidad</text:p>
            <text:p>Precio unitario</text:p>
            <text:p>SubTotal</text:p>
            <text:p>Total</text:p>
            <text:p>Fecha de creación</text:p>
            <text:p>Vigente (se ha completado)</text:p>
          </table:table-cell>
          <table:table-cell office:value-type="string">
            <text:p>- Mostrar información del pedido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6">
          <table:table-cell/>
          <table:table-cell office:value-type="string">
            <text:p>Entrega posterior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Tipo de persona</text:p>
            <text:p>Descripción</text:p>
            <text:p><text:span text:style-name="T2">Producto</text:span></text:p>
            <text:p><text:span text:style-name="T2">Cantidad</text:span></text:p>
            <text:p><text:span text:style-name="T2">Fecha entrega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5">
          <table:table-cell/>
          <table:table-cell office:value-type="string">
            <text:p>Descuento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Cantidad del descuento</text:p>
            <text:p>Contenido</text:p>
            <text:p>Descripción</text:p>
            <text:p>Fech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>
            <text:p>Promoción</text:p>
          </table:table-cell>
          <table:table-cell office:value-type="string">
            <text:p>Conceptual</text:p>
          </table:table-cell>
          <table:table-cell office:value-type="string">
            <text:p>Nombre</text:p>
            <text:p>Descripción</text:p>
            <text:p>Regla de la promoción</text:p>
            <text:p>Articulo</text:p>
            <text:p>Fecha de registro</text:p>
            <text:p>Fecha de inicio</text:p>
            <text:p>Fecha de vigencia</text:p>
            <text:p>Activada</text:p>
          </table:table-cell>
          <table:table-cell table:number-columns-repeated="2"/>
          <table:table-cell table:style-name="ce9"/>
          <table:table-cell/>
        </table:table-row>
      </table:table>
      <table:table table:name="Objetos java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Nombre del objeto</text:p>
          </table:table-cell>
          <table:table-cell table:style-name="ce1" office:value-type="string">
            <text:p>Tipo de objeto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Operaciones</text:p>
          </table:table-cell>
          <table:table-cell table:style-name="ce1" office:value-type="string">
            <text:p>Relevancia</text:p>
          </table:table-cell>
          <table:table-cell table:style-name="ce1" office:value-type="string">
            <text:p>Independiente</text:p>
          </table:table-cell>
        </table:table-row>
        <table:table-row table:style-name="ro1">
          <table:table-cell table:number-columns-repeated="7"/>
        </table:table-row>
        <table:table-row table:style-name="ro10">
          <table:table-cell/>
          <table:table-cell office:value-type="string">
            <text:p>Producto</text:p>
          </table:table-cell>
          <table:table-cell office:value-type="string">
            <text:p>Físico</text:p>
          </table:table-cell>
          <table:table-cell office:value-type="string">
            <text:p>Identificador (true/false)</text:p>
            <text:p>Nombre </text:p>
            <text:p>Descripción</text:p>
            <text:p>Marca*</text:p>
            <text:p>Contenido</text:p>
            <text:p>Unidad medida*</text:p>
            <text:p>Precio unitario de venta</text:p>
            <text:p>Tipo registro*</text:p>
            <text:p>Categoría*</text:p>
            <text:p>Etiqueta*</text:p>
            <text:p>Promoción*(true/false)</text:p>
          </table:table-cell>
          <table:table-cell office:value-type="string">
            <text:p>Mostrar datos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1">
          <table:table-cell/>
          <table:table-cell office:value-type="string">
            <text:p>Marca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Nombre</text:p>
            <text:p>Descripción</text:p>
          </table:table-cell>
          <table:table-cell office:value-type="string">
            <text:p>Mostrar datos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1">
          <table:table-cell/>
          <table:table-cell office:value-type="string">
            <text:p>Unidad Medida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Nombre</text:p>
            <text:p>Descripción</text:p>
          </table:table-cell>
          <table:table-cell office:value-type="string">
            <text:p>Mostrar datos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2">
          <table:table-cell/>
          <table:table-cell office:value-type="string">
            <text:p>Promoción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Nombre</text:p>
            <text:p>Regla de la promoción</text:p>
            <text:p>Descripción</text:p>
            <text:p>Vigente (activa)</text:p>
            <text:p>Fecha inicio</text:p>
            <text:p>Fecha vencimiento</text:p>
          </table:table-cell>
          <table:table-cell office:value-type="string">
            <text:p>Mostrar dato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 table:style-name="ro1">
          <table:table-cell table:number-columns-repeated="7"/>
        </table:table-row>
        <table:table-row table:style-name="ro11">
          <table:table-cell/>
          <table:table-cell office:value-type="string">
            <text:p>Etiqueta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Nombre</text:p>
            <text:p>Descripción</text:p>
          </table:table-cell>
          <table:table-cell office:value-type="string">
            <text:p>Mostrar dato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 table:style-name="ro1">
          <table:table-cell table:number-columns-repeated="7"/>
        </table:table-row>
        <table:table-row table:style-name="ro5">
          <table:table-cell/>
          <table:table-cell office:value-type="string">
            <text:p>Inventario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Producto</text:p>
            <text:p>Cantidad Total</text:p>
            <text:p>Unidad Medida</text:p>
            <text:p>Fecha actualización</text:p>
          </table:table-cell>
          <table:table-cell office:value-type="string">
            <text:p>Mostrar resumen inventario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>
            <text:p>Detalle Inventario</text:p>
          </table:table-cell>
          <table:table-cell office:value-type="string">
            <text:p>Conceptual</text:p>
          </table:table-cell>
          <table:table-cell office:value-type="string">
            <text:p>Identificador (Lote)</text:p>
            <text:p>Id_Inventario</text:p>
            <text:p>Producto</text:p>
            <text:p>Cantidad Total</text:p>
            <text:p>Cantidad Real</text:p>
            <text:p>Unidad Medida</text:p>
            <text:p>Fecha actualización</text:p>
            <text:p>Usuario</text:p>
          </table:table-cell>
          <table:table-cell office:value-type="string">
            <text:p>Mostrar resumen inventario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</table:table-row>
      </table:table>
      <table:table table:name="Base de datos" table:style-name="ta1" table:print="false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6" office:value-type="string">
            <text:p>Entidad</text:p>
          </table:table-cell>
          <table:table-cell table:style-name="ce16" office:value-type="string">
            <text:p>Campos</text:p>
          </table:table-cell>
          <table:table-cell table:style-name="ce16" office:value-type="string">
            <text:p>Tipo</text:p>
          </table:table-cell>
          <table:table-cell table:style-name="ce16" office:value-type="string">
            <text:p>Longitud</text:p>
          </table:table-cell>
          <table:table-cell table:style-name="ce16" office:value-type="string">
            <text:p>PK</text:p>
          </table:table-cell>
          <table:table-cell table:style-name="ce16" office:value-type="string">
            <text:p>FK</text:p>
          </table:table-cell>
          <table:table-cell table:style-name="ce16" office:value-type="string">
            <text:p>Valor defecto</text:p>
          </table:table-cell>
          <table:table-cell table:style-name="ce16" office:value-type="string">
            <text:p>Descripción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producto</text:p>
          </table:table-cell>
          <table:table-cell table:style-name="ce20" office:value-type="string">
            <text:p>id_producto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Número de código de barras, número generado o ingresado manualmente.</text:p>
          </table:table-cell>
          <table:table-cell table:number-columns-repeated="4"/>
        </table:table-row>
        <table:table-row table:style-name="ro1">
          <table:table-cell table:style-name="ce11"/>
          <table:table-cell table:style-name="ce17" table:number-columns-spanned="1" table:number-rows-spanned="14"/>
          <table:table-cell office:value-type="string">
            <text:p>nombre</text:p>
          </table:table-cell>
          <table:table-cell office:value-type="string">
            <text:p>VARCHAR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mbre del producto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table:style-name="ce20" office:value-type="string">
            <text:p>id_marc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Marca comercial del producto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office:value-type="string">
            <text:p>contenido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antidad numérica del contenido del producto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table:style-name="ce20" office:value-type="string">
            <text:p>id_unidad_medida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Unidad de medida para el contenido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office:value-type="string">
            <text:p>precio_unitario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Precio unitario de venta del producto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office:value-type="string">
            <text:p>registrable</text:p>
          </table:table-cell>
          <table:table-cell office:value-type="string">
            <text:p>BOOLEAN</text:p>
          </table:table-cell>
          <table:table-cell office:value-type="string">
            <text:p>DEFAULT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Representa si el producto ya cuenta con un código de barras(true) o no (false)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table:style-name="ce20" office:value-type="string">
            <text:p>id_categorí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Representa la categoría al que el producto va a pertenecer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table:style-name="ce21" office:value-type="string">
            <text:p>tipo_producto</text:p>
          </table:table-cell>
          <table:table-cell office:value-type="string">
            <text:p>BOOLEAN</text:p>
          </table:table-cell>
          <table:table-cell office:value-type="string">
            <text:p>DEFAULT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Indica si el producto es una caja que contiene subproductos (true) o si se registra como producto unitario (false)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table:style-name="ce20" office:value-type="string">
            <text:p>id_subproducto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 table:style-name="Default"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En caso de ser un producto en caja, <text:s/>indica el producto contenido en el mismo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table:style-name="ce5" office:value-type="string">
            <text:p>fecha_registro</text:p>
          </table:table-cell>
          <table:table-cell table:style-name="ce5" office:value-type="string">
            <text:p>DATE</text:p>
          </table:table-cell>
          <table:table-cell table:style-name="ce33" office:value-type="string">
            <text:p>DEFAULT</text:p>
          </table:table-cell>
          <table:table-cell table:style-name="ce33" table:number-columns-repeated="2"/>
          <table:table-cell table:style-name="ce33" office:value-type="string">
            <text:p>NOW</text:p>
          </table:table-cell>
          <table:table-cell table:style-name="ce5" office:value-type="string">
            <text:p>Fecha en que se registro el producto.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15" office:value-type="string">
            <text:p>descripción</text:p>
          </table:table-cell>
          <table:table-cell table:style-name="ce15" office:value-type="string">
            <text:p>VARCHAR</text:p>
          </table:table-cell>
          <table:table-cell table:style-name="ce34" office:value-type="float" office:value="250">
            <text:p>250</text:p>
          </table:table-cell>
          <table:table-cell table:style-name="ce35" table:number-columns-repeated="2"/>
          <table:table-cell table:style-name="ce35" office:value-type="string">
            <text:p>NULL</text:p>
          </table:table-cell>
          <table:table-cell office:value-type="string">
            <text:p>Contempla una pequeña descripción para el producto.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2" office:value-type="string">
            <text:p>imagen</text:p>
          </table:table-cell>
          <table:table-cell table:style-name="ce22" office:value-type="string">
            <text:p>BLOB</text:p>
          </table:table-cell>
          <table:table-cell table:style-name="ce35" office:value-type="string">
            <text:p>DEFAULT</text:p>
          </table:table-cell>
          <table:table-cell table:style-name="ce35" table:number-columns-repeated="2"/>
          <table:table-cell table:style-name="ce35" office:value-type="string">
            <text:p>NULL</text:p>
          </table:table-cell>
          <table:table-cell office:value-type="string">
            <text:p>Representación gráfica del producto.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3" office:value-type="string">
            <text:p>regla_venta</text:p>
          </table:table-cell>
          <table:table-cell table:style-name="ce15" office:value-type="string">
            <text:p>INT</text:p>
          </table:table-cell>
          <table:table-cell table:style-name="ce35" office:value-type="float" office:value="10">
            <text:p>10</text:p>
          </table:table-cell>
          <table:table-cell table:style-name="ce35"/>
          <table:table-cell table:style-name="ce35" office:value-type="string">
            <text:p>*</text:p>
          </table:table-cell>
          <table:table-cell table:style-name="ce35" office:value-type="float" office:value="1">
            <text:p>1</text:p>
          </table:table-cell>
          <table:table-cell office:value-type="string">
            <text:p>Indica la regla de extracción del inventario.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15" office:value-type="string">
            <text:p>promocion</text:p>
          </table:table-cell>
          <table:table-cell table:style-name="ce15" office:value-type="string">
            <text:p>BOOLEAN</text:p>
          </table:table-cell>
          <table:table-cell table:style-name="ce35" office:value-type="string">
            <text:p>DEFAULT</text:p>
          </table:table-cell>
          <table:table-cell table:style-name="ce35" table:number-columns-repeated="2"/>
          <table:table-cell table:style-name="ce35" office:value-type="string">
            <text:p>false</text:p>
          </table:table-cell>
          <table:table-cell office:value-type="string">
            <text:p>Indica si el producto cuenta con alguna promoción, SI (true) – no (false).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2"/>
          <table:table-cell table:number-columns-repeated="3"/>
          <table:table-cell table:style-name="ce38"/>
          <table:table-cell table:number-columns-repeated="5"/>
        </table:table-row>
        <table:table-row table:style-name="ro1">
          <table:table-cell table:style-name="ce11"/>
          <table:table-cell table:style-name="ce14" office:value-type="string">
            <text:p>hist_producto</text:p>
          </table:table-cell>
          <table:table-cell table:style-name="ce24" office:value-type="string">
            <text:p>id_historial</text:p>
          </table:table-cell>
          <table:table-cell table:style-name="ce32" office:value-type="string">
            <text:p>BIGINT </text:p>
          </table:table-cell>
          <table:table-cell office:value-type="float" office:value="20">
            <text:p>20</text:p>
          </table:table-cell>
          <table:table-cell office:value-type="string">
            <text:p>*</text:p>
          </table:table-cell>
          <table:table-cell/>
          <table:table-cell table:style-name="ce38" office:value-type="string">
            <text:p>NOT NULL</text:p>
          </table:table-cell>
          <table:table-cell office:value-type="string">
            <text:p>Número identificador del historial, representa el orden en que se registro el evento.</text:p>
          </table:table-cell>
          <table:table-cell table:number-columns-repeated="4"/>
        </table:table-row>
        <table:table-row table:style-name="ro1">
          <table:table-cell table:style-name="ce11"/>
          <table:table-cell/>
          <table:table-cell table:style-name="ce20" office:value-type="string">
            <text:p>id_producto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*</text:p>
          </table:table-cell>
          <table:table-cell table:style-name="ce38" office:value-type="string">
            <text:p>NOT NULL</text:p>
          </table:table-cell>
          <table:table-cell office:value-type="string">
            <text:p>Número identificador del producto, hace referencia al producto actualizado en el evento.</text:p>
          </table:table-cell>
          <table:table-cell table:number-columns-repeated="4"/>
        </table:table-row>
        <table:table-row table:style-name="ro1">
          <table:table-cell table:style-name="ce12"/>
          <table:table-cell/>
          <table:table-cell table:style-name="ce20" office:value-type="string">
            <text:p>id_concepto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table:style-name="ce38" office:value-type="string">
            <text:p>NOT NULL</text:p>
          </table:table-cell>
          <table:table-cell office:value-type="string">
            <text:p>Número de identificación del concepto de actualización, representa la causa del evento.</text:p>
          </table:table-cell>
          <table:table-cell table:number-columns-repeated="4"/>
        </table:table-row>
        <table:table-row table:style-name="ro1">
          <table:table-cell table:style-name="ce11"/>
          <table:table-cell/>
          <table:table-cell office:value-type="string">
            <text:p>fecha_evento</text:p>
          </table:table-cell>
          <table:table-cell table:style-name="ce32" office:value-type="string">
            <text:p>DATE</text:p>
          </table:table-cell>
          <table:table-cell office:value-type="string">
            <text:p>DEFAULT</text:p>
          </table:table-cell>
          <table:table-cell table:number-columns-repeated="2"/>
          <table:table-cell table:style-name="ce38" office:value-type="string">
            <text:p>NOW</text:p>
          </table:table-cell>
          <table:table-cell office:value-type="string">
            <text:p>Fecha en que se registro el evento.</text:p>
          </table:table-cell>
          <table:table-cell table:number-columns-repeated="4"/>
        </table:table-row>
        <table:table-row table:style-name="ro1">
          <table:table-cell table:style-name="ce11"/>
          <table:table-cell/>
          <table:table-cell office:value-type="string">
            <text:p>notas</text:p>
          </table:table-cell>
          <table:table-cell table:style-name="ce32" office:value-type="string">
            <text:p>TEXT</text:p>
          </table:table-cell>
          <table:table-cell office:value-type="string">
            <text:p>DEFAULT</text:p>
          </table:table-cell>
          <table:table-cell table:number-columns-repeated="2"/>
          <table:table-cell table:style-name="ce38" office:value-type="string">
            <text:p>NULL</text:p>
          </table:table-cell>
          <table:table-cell office:value-type="string">
            <text:p>Representa un espacio para comentarios personales del usuario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1"/>
          <table:table-cell table:style-name="ce14" office:value-type="string">
            <text:p>marca</text:p>
          </table:table-cell>
          <table:table-cell table:style-name="ce20" office:value-type="string">
            <text:p>id_marc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Número de identificación de la marca.</text:p>
          </table:table-cell>
          <table:table-cell table:number-columns-repeated="4"/>
        </table:table-row>
        <table:table-row table:style-name="ro1">
          <table:table-cell table:style-name="ce11"/>
          <table:table-cell table:style-name="ce17" table:number-columns-spanned="1" table:number-rows-spanned="2"/>
          <table:table-cell office:value-type="string">
            <text:p>nombre</text:p>
          </table:table-cell>
          <table:table-cell table:style-name="ce32"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mbre comercial de la marca.</text:p>
          </table:table-cell>
          <table:table-cell table:number-columns-repeated="4"/>
        </table:table-row>
        <table:table-row table:style-name="ro1">
          <table:table-cell table:style-name="ce11"/>
          <table:covered-table-cell/>
          <table:table-cell table:style-name="ce15" office:value-type="string">
            <text:p>descripción</text:p>
          </table:table-cell>
          <table:table-cell table:style-name="ce15" office:value-type="string">
            <text:p>VARCHAR</text:p>
          </table:table-cell>
          <table:table-cell table:style-name="ce35" office:value-type="float" office:value="250">
            <text:p>250</text:p>
          </table:table-cell>
          <table:table-cell table:style-name="ce35" table:number-columns-repeated="3"/>
          <table:table-cell office:value-type="string">
            <text:p>Contempla una pequeña descripción para la marca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1"/>
          <table:table-cell table:style-name="ce14" office:value-type="string">
            <text:p>etiquetas</text:p>
          </table:table-cell>
          <table:table-cell table:style-name="ce20" office:value-type="string">
            <text:p>id_producto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Representa el número de identificación del producto que estará asociado a N etiquetas.</text:p>
          </table:table-cell>
          <table:table-cell table:number-columns-repeated="4"/>
        </table:table-row>
        <table:table-row table:style-name="ro1">
          <table:table-cell table:style-name="ce11"/>
          <table:table-cell/>
          <table:table-cell table:style-name="ce20" office:value-type="string">
            <text:p>id_etiqueta</text:p>
          </table:table-cell>
          <table:table-cell office:value-type="string">
            <text:p>BIGINT 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Número de identificación de etiqueta asignada al producto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3"/>
          <table:table-cell table:style-name="ce14" office:value-type="string">
            <text:p>etiqueta</text:p>
          </table:table-cell>
          <table:table-cell table:style-name="ce20" office:value-type="string">
            <text:p>id_etiqueta</text:p>
          </table:table-cell>
          <table:table-cell office:value-type="string">
            <text:p>BIGINT </text:p>
          </table:table-cell>
          <table:table-cell office:value-type="float" office:value="14">
            <text:p>14</text:p>
          </table:table-cell>
          <table:table-cell office:value-type="string">
            <text:p>*</text:p>
          </table:table-cell>
          <table:table-cell/>
          <table:table-cell office:value-type="string">
            <text:p>AUTOINC</text:p>
          </table:table-cell>
          <table:table-cell office:value-type="string">
            <text:p>Número que identifica la etiqueta.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17" table:number-columns-spanned="1" table:number-rows-spanned="2"/>
          <table:table-cell office:value-type="string">
            <text:p>nombr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Representa el nombre o la descripción para la etiqueta.</text:p>
          </table:table-cell>
          <table:table-cell table:number-columns-repeated="4"/>
        </table:table-row>
        <table:table-row table:style-name="ro1">
          <table:table-cell table:style-name="ce13"/>
          <table:covered-table-cell/>
          <table:table-cell table:style-name="ce15" office:value-type="string">
            <text:p>descripción</text:p>
          </table:table-cell>
          <table:table-cell table:style-name="ce15" office:value-type="string">
            <text:p>VARCHAR</text:p>
          </table:table-cell>
          <table:table-cell table:style-name="ce35" office:value-type="float" office:value="250">
            <text:p>250</text:p>
          </table:table-cell>
          <table:table-cell table:style-name="ce35" table:number-columns-repeated="2"/>
          <table:table-cell table:style-name="ce35" office:value-type="string">
            <text:p>NULL</text:p>
          </table:table-cell>
          <table:table-cell office:value-type="string">
            <text:p>Contempla una pequeña descripción para la etiqueta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3"/>
          <table:table-cell table:style-name="ce14" office:value-type="string">
            <text:p>unidad_medida</text:p>
          </table:table-cell>
          <table:table-cell table:style-name="ce20" office:value-type="string">
            <text:p>id_unidad_medida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/>
          <table:table-cell office:value-type="string">
            <text:p>AUTOINC</text:p>
          </table:table-cell>
          <table:table-cell office:value-type="string">
            <text:p>Número de identificación para la unidad de medida.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17" table:number-columns-spanned="1" table:number-rows-spanned="2"/>
          <table:table-cell office:value-type="string">
            <text:p>unidad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Valor abreviado de la unidad de medición.</text:p>
          </table:table-cell>
          <table:table-cell table:number-columns-repeated="4"/>
        </table:table-row>
        <table:table-row table:style-name="ro1">
          <table:table-cell table:style-name="ce13"/>
          <table:covered-table-cell/>
          <table:table-cell table:style-name="ce25" office:value-type="string">
            <text:p>descripción</text:p>
          </table:table-cell>
          <table:table-cell table:style-name="ce25" office:value-type="string">
            <text:p>VARCHAR</text:p>
          </table:table-cell>
          <table:table-cell table:style-name="ce36" office:value-type="float" office:value="50">
            <text:p>50</text:p>
          </table:table-cell>
          <table:table-cell table:style-name="ce36" table:number-columns-repeated="2"/>
          <table:table-cell table:style-name="ce36" office:value-type="string">
            <text:p>NULL</text:p>
          </table:table-cell>
          <table:table-cell office:value-type="string">
            <text:p>Descripción de las siglas de la unidad de medición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3"/>
          <table:table-cell table:style-name="ce14" office:value-type="string">
            <text:p>categoría</text:p>
          </table:table-cell>
          <table:table-cell table:style-name="ce20" office:value-type="string">
            <text:p>id_categori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*</text:p>
          </table:table-cell>
          <table:table-cell/>
          <table:table-cell office:value-type="string">
            <text:p>AUTOINC</text:p>
          </table:table-cell>
          <table:table-cell office:value-type="string">
            <text:p>Número de identificación de la categoría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18" table:number-columns-spanned="1" table:number-rows-spanned="2"/>
          <table:table-cell office:value-type="string">
            <text:p>nombre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mbre que identifica la categoría</text:p>
          </table:table-cell>
          <table:table-cell table:number-columns-repeated="4"/>
        </table:table-row>
        <table:table-row table:style-name="ro1">
          <table:table-cell table:style-name="ce13"/>
          <table:covered-table-cell/>
          <table:table-cell table:style-name="ce15" office:value-type="string">
            <text:p>descripción</text:p>
          </table:table-cell>
          <table:table-cell table:style-name="ce15" office:value-type="string">
            <text:p>VARCHAR</text:p>
          </table:table-cell>
          <table:table-cell table:style-name="ce37" office:value-type="float" office:value="50">
            <text:p>50</text:p>
          </table:table-cell>
          <table:table-cell table:style-name="ce35" table:number-columns-repeated="2"/>
          <table:table-cell table:style-name="ce35" office:value-type="string">
            <text:p>NULL</text:p>
          </table:table-cell>
          <table:table-cell office:value-type="string">
            <text:p>Contempla una pequeña descripción para la categoría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3"/>
          <table:table-cell table:style-name="ce14" office:value-type="string">
            <text:p>Inventario</text:p>
          </table:table-cell>
          <table:table-cell table:style-name="ce20" office:value-type="string">
            <text:p>id_producto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Identificador del producto registrado en el inventario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office:value-type="string">
            <text:p>cantidad_total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antidad total del producto disponible en el inventario.</text:p>
          </table:table-cell>
          <table:table-cell table:number-columns-repeated="3"/>
          <table:table-cell table:style-name="ce14"/>
        </table:table-row>
        <table:table-row table:style-name="ro1">
          <table:table-cell table:style-name="ce13"/>
          <table:table-cell/>
          <table:table-cell table:style-name="ce20" office:value-type="string">
            <text:p>id_unidad_medid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Unidad de medición para la cantidad de productos que actualmente tiene el inventario.</text:p>
          </table:table-cell>
          <table:table-cell table:number-columns-repeated="3"/>
          <table:table-cell table:style-name="ce14"/>
        </table:table-row>
        <table:table-row table:style-name="ro1">
          <table:table-cell table:style-name="ce13"/>
          <table:table-cell/>
          <table:table-cell table:style-name="ce5" office:value-type="string">
            <text:p>fecha_actualización</text:p>
          </table:table-cell>
          <table:table-cell table:style-name="ce5" office:value-type="string">
            <text:p>DATE</text:p>
          </table:table-cell>
          <table:table-cell table:style-name="ce33" office:value-type="string">
            <text:p>DEFAULT</text:p>
          </table:table-cell>
          <table:table-cell table:style-name="ce33" table:number-columns-repeated="2"/>
          <table:table-cell table:style-name="ce33" office:value-type="string">
            <text:p>NOW</text:p>
          </table:table-cell>
          <table:table-cell table:style-name="ce5" office:value-type="string">
            <text:p>fecha de actualización del inventario.</text:p>
          </table:table-cell>
          <table:table-cell table:number-columns-repeated="3"/>
          <table:table-cell table:style-name="ce14"/>
        </table:table-row>
        <table:table-row table:style-name="ro1">
          <table:table-cell table:number-columns-repeated="13"/>
        </table:table-row>
        <table:table-row table:style-name="ro1">
          <table:table-cell table:style-name="ce13"/>
          <table:table-cell table:style-name="ce14" office:value-type="string">
            <text:p>lote</text:p>
          </table:table-cell>
          <table:table-cell table:style-name="ce26" office:value-type="string">
            <text:p>id_lote</text:p>
          </table:table-cell>
          <table:table-cell office:value-type="string">
            <text:p>BIGINT </text:p>
          </table:table-cell>
          <table:table-cell office:value-type="float" office:value="15">
            <text:p>15</text:p>
          </table:table-cell>
          <table:table-cell office:value-type="string">
            <text:p>*</text:p>
          </table:table-cell>
          <table:table-cell/>
          <table:table-cell office:value-type="string">
            <text:p>AUTOINC</text:p>
          </table:table-cell>
          <table:table-cell office:value-type="string">
            <text:p>Número de identificación del lote de productos, representa el consecutivo en el registro de cada lote.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14"/>
          <table:table-cell table:style-name="ce27" office:value-type="string">
            <text:p>id_usuario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Número de identificación del usuario responsable del registro.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14"/>
          <table:table-cell office:value-type="string">
            <text:p>num_productos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 office:value-type="float" office:value="0">
            <text:p>0</text:p>
          </table:table-cell>
          <table:table-cell office:value-type="string">
            <text:p>Número total de los diferentes tipos de productos registrados en el lote 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5" office:value-type="string">
            <text:p>fecha_registro</text:p>
          </table:table-cell>
          <table:table-cell table:style-name="ce5" office:value-type="string">
            <text:p>DATE</text:p>
          </table:table-cell>
          <table:table-cell table:style-name="ce33" office:value-type="string">
            <text:p>DEFAULT</text:p>
          </table:table-cell>
          <table:table-cell table:style-name="ce33" table:number-columns-repeated="2"/>
          <table:table-cell table:style-name="ce33" office:value-type="string">
            <text:p>NOW</text:p>
          </table:table-cell>
          <table:table-cell table:style-name="ce5" office:value-type="string">
            <text:p>Fecha en que se realizo el registro del lote.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3"/>
          <table:table-cell table:style-name="ce14" office:value-type="string">
            <text:p>detalle_lote</text:p>
          </table:table-cell>
          <table:table-cell table:style-name="ce26" office:value-type="string">
            <text:p>id_lote</text:p>
          </table:table-cell>
          <table:table-cell office:value-type="string">
            <text:p>BIGINT 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Número de identificación del lote de productos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20" office:value-type="string">
            <text:p>id_producto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Identificador del producto registrado en el lote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office:value-type="string">
            <text:p>cantidad_total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antidad total registrada del producto en el lote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office:value-type="string">
            <text:p>cantidad_actual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antidad restante del producto registrada en el lote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28" office:value-type="string">
            <text:p>id_unidad_medida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Unidad de medición para el producto registrado en el lote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20" office:value-type="string">
            <text:p>id_estatus</text:p>
          </table:table-cell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Indica el estado actual del lote (En exhibición, Almacenado, Agotado)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office:value-type="string">
            <text:p>costo_unitario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osto unitario del producto registrado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office:value-type="string">
            <text:p>precio_unitario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Precio unitario del producto registrado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office:value-type="string">
            <text:p>disponibilidad</text:p>
          </table:table-cell>
          <table:table-cell office:value-type="string">
            <text:p>BOOLEAN</text:p>
          </table:table-cell>
          <table:table-cell office:value-type="string">
            <text:p>DEFAULT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Representa si el producto registrado en el lote cuenta con productos disponibles para comercializarlos, cuando ya no hay productos de ese lote pasa a estafo false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3"/>
          <table:table-cell table:style-name="ce14" office:value-type="string">
            <text:p>lista_lote</text:p>
          </table:table-cell>
          <table:table-cell table:style-name="ce29" office:value-type="string">
            <text:p>id_lote</text:p>
          </table:table-cell>
          <table:table-cell office:value-type="string">
            <text:p>BIGINT </text:p>
          </table:table-cell>
          <table:table-cell office:value-type="float" office:value="15">
            <text:p>15</text:p>
          </table:table-cell>
          <table:table-cell/>
          <table:table-cell table:style-name="Default"/>
          <table:table-cell office:value-type="string">
            <text:p>NOT NULL</text:p>
          </table:table-cell>
          <table:table-cell office:value-type="string">
            <text:p>Numero de identificación para la creación y las modificaciones sobre el lote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29" office:value-type="string">
            <text:p>id_hist_inv</text:p>
          </table:table-cell>
          <table:table-cell office:value-type="string">
            <text:p>BIGINT </text:p>
          </table:table-cell>
          <table:table-cell office:value-type="float" office:value="20">
            <text:p>20</text:p>
          </table:table-cell>
          <table:table-cell/>
          <table:table-cell table:style-name="Default"/>
          <table:table-cell office:value-type="string">
            <text:p>NOT NULL</text:p>
          </table:table-cell>
          <table:table-cell office:value-type="string">
            <text:p>Número de identificación del movimiento registrado en el historial del inventar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3"/>
          <table:table-cell table:style-name="ce14" office:value-type="string">
            <text:p>hist_inventario</text:p>
          </table:table-cell>
          <table:table-cell table:style-name="ce29" office:value-type="string">
            <text:p>id_hist_inv</text:p>
          </table:table-cell>
          <table:table-cell office:value-type="string">
            <text:p>BIGINT </text:p>
          </table:table-cell>
          <table:table-cell office:value-type="float" office:value="20">
            <text:p>20</text:p>
          </table:table-cell>
          <table:table-cell office:value-type="string">
            <text:p>*</text:p>
          </table:table-cell>
          <table:table-cell table:style-name="Default"/>
          <table:table-cell office:value-type="string">
            <text:p>NOT NULL</text:p>
          </table:table-cell>
          <table:table-cell office:value-type="string">
            <text:p>Número de identificación consecutivo en el que se registran lo eventos que afectan al lote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30" office:value-type="string">
            <text:p>id_lote</text:p>
          </table:table-cell>
          <table:table-cell table:style-name="ce5" office:value-type="string">
            <text:p>BIGINT </text:p>
          </table:table-cell>
          <table:table-cell table:style-name="ce33" office:value-type="float" office:value="15">
            <text:p>15</text:p>
          </table:table-cell>
          <table:table-cell table:style-name="ce33"/>
          <table:table-cell table:style-name="ce33" office:value-type="string">
            <text:p>*</text:p>
          </table:table-cell>
          <table:table-cell table:style-name="ce33" office:value-type="string">
            <text:p>NOT NULL</text:p>
          </table:table-cell>
          <table:table-cell table:style-name="ce5" office:value-type="string">
            <text:p>Número de identificación del lote de productos actualizado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27" office:value-type="string">
            <text:p>id_usuario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table:style-name="Default"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Usuario responsable de la actualización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20" office:value-type="string">
            <text:p>id_concepto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Número de identificación del concepto de actualización, representa la causa del evento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31" office:value-type="string">
            <text:p>id_producto</text:p>
          </table:table-cell>
          <table:table-cell table:style-name="ce5" office:value-type="string">
            <text:p>VARCHAR</text:p>
          </table:table-cell>
          <table:table-cell table:style-name="ce33" office:value-type="float" office:value="40">
            <text:p>40</text:p>
          </table:table-cell>
          <table:table-cell table:style-name="ce33"/>
          <table:table-cell table:style-name="ce33" office:value-type="string">
            <text:p>*</text:p>
          </table:table-cell>
          <table:table-cell table:style-name="ce33" office:value-type="string">
            <text:p>NOT NULL</text:p>
          </table:table-cell>
          <table:table-cell table:style-name="ce5" office:value-type="string">
            <text:p>Identificador del producto a actualizar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5" office:value-type="string">
            <text:p>cantidad</text:p>
          </table:table-cell>
          <table:table-cell table:style-name="ce5" office:value-type="string">
            <text:p>DOUBLE</text:p>
          </table:table-cell>
          <table:table-cell table:style-name="ce33" office:value-type="string">
            <text:p>DEFAULT</text:p>
          </table:table-cell>
          <table:table-cell table:style-name="ce33" table:number-columns-repeated="2"/>
          <table:table-cell table:style-name="ce33" office:value-type="float" office:value="0">
            <text:p>0</text:p>
          </table:table-cell>
          <table:table-cell table:style-name="ce5" office:value-type="string">
            <text:p>Cantidad total del número de registros actualizados del <text:s/>producto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31" office:value-type="string">
            <text:p>id_unidad_medida</text:p>
          </table:table-cell>
          <table:table-cell table:style-name="ce5" office:value-type="string">
            <text:p>INT</text:p>
          </table:table-cell>
          <table:table-cell table:style-name="ce33" office:value-type="float" office:value="10">
            <text:p>10</text:p>
          </table:table-cell>
          <table:table-cell table:style-name="ce33"/>
          <table:table-cell table:style-name="ce33" office:value-type="string">
            <text:p>*</text:p>
          </table:table-cell>
          <table:table-cell table:style-name="ce33" office:value-type="float" office:value="1">
            <text:p>1</text:p>
          </table:table-cell>
          <table:table-cell table:style-name="ce5" office:value-type="string">
            <text:p>Unidad de medición para la actualización del producto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office:value-type="string">
            <text:p>fecha_registro</text:p>
          </table:table-cell>
          <table:table-cell office:value-type="string">
            <text:p>DATE</text:p>
          </table:table-cell>
          <table:table-cell office:value-type="string">
            <text:p>DEFAULT</text:p>
          </table:table-cell>
          <table:table-cell table:number-columns-repeated="2"/>
          <table:table-cell office:value-type="string">
            <text:p>NOW</text:p>
          </table:table-cell>
          <table:table-cell office:value-type="string">
            <text:p>Fecha en que se realizo el evento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table:style-name="ce27" office:value-type="string">
            <text:p>id_persona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Número de identificación de la tercera persona involucrada en la actualización del lote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office:value-type="string">
            <text:p>notas</text:p>
          </table:table-cell>
          <table:table-cell office:value-type="string">
            <text:p>TEXT</text:p>
          </table:table-cell>
          <table:table-cell office:value-type="string">
            <text:p>DEFAULT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Contempla una pequeña descripción para el evento.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4" office:value-type="string">
            <text:p>persona</text:p>
          </table:table-cell>
          <table:table-cell table:style-name="ce27" office:value-type="string">
            <text:p>id_persona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Numero de identificación de la persona,.</text:p>
          </table:table-cell>
          <table:table-cell table:number-columns-repeated="4"/>
        </table:table-row>
        <table:table-row table:style-name="ro1">
          <table:table-cell/>
          <table:table-cell table:style-name="ce14"/>
          <table:table-cell table:style-name="ce20" office:value-type="string">
            <text:p>id_prefijo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Número de identificación del título de la persona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mbre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Nombres de pila de la persona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pellido_paterno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Apellido paterno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pellido_materno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Apellido materno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>
            <text:p>id_tipo_per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Tipo de persona, identifica la categoría de la persona (rol, perfil)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>
            <text:p>id_direccion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Número de identificación de la dirección física de la persona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apodo</text:p>
          </table:table-cell>
          <table:table-cell table:style-name="ce27" office:value-type="string">
            <text:p>id_persona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Numero de identificación de la persona,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podo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Sobrenombre para la persona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usuario</text:p>
          </table:table-cell>
          <table:table-cell table:style-name="ce27" office:value-type="string">
            <text:p>id_usuario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Representa el identificador único para cada usuario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assword</text:p>
          </table:table-cell>
          <table:table-cell office:value-type="string">
            <text:p>VARCHAR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Clave de seguridad para el usuario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>
            <text:p>id_persona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Empata el usuario del sistema con la persona responsable por el usuario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empresa</text:p>
          </table:table-cell>
          <table:table-cell table:style-name="ce27" office:value-type="string">
            <text:p>id_empresa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Número de identificación único para las empresa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mbre</text:p>
          </table:table-cell>
          <table:table-cell office:value-type="string">
            <text:p>VARCHAR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mbre de la empresa, puede ser razón o denominación social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>
            <text:p>id_direccion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Número de identificación para la dirección de la organización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>
            <text:p>id_persona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Identificador de la persona de contacto en la empresa.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8"/>
          <table:table-cell table:number-columns-repeated="5"/>
        </table:table-row>
        <table:table-row table:style-name="ro1">
          <table:table-cell/>
          <table:table-cell table:style-name="ce14" office:value-type="string">
            <text:p>tipo_persona</text:p>
          </table:table-cell>
          <table:table-cell table:style-name="ce20" office:value-type="string">
            <text:p>id_tipo_per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Número de identificación para el tipo de persona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ipo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Identifica el tipo conceptual que la persona representa para el sistema(proveedor,Cliente,Comerciante)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>
            <text:p>descripcion</text:p>
          </table:table-cell>
          <table:table-cell table:style-name="ce15" office:value-type="string">
            <text:p>VARCHAR</text:p>
          </table:table-cell>
          <table:table-cell table:style-name="ce35" office:value-type="float" office:value="50">
            <text:p>50</text:p>
          </table:table-cell>
          <table:table-cell table:style-name="ce35" table:number-columns-repeated="2"/>
          <table:table-cell table:style-name="ce35" office:value-type="string">
            <text:p>NULL</text:p>
          </table:table-cell>
          <table:table-cell office:value-type="string">
            <text:p>Contempla una pequeña descripción para el tipo de persona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direccion</text:p>
          </table:table-cell>
          <table:table-cell table:style-name="ce20" office:value-type="string">
            <text:p>id_direccion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Número de identificación único para las direcciones de las personas y las empresa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alle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Nombre de la calle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lonia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Nombre de la colonia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um_interior</text:p>
          </table:table-cell>
          <table:table-cell office:value-type="string">
            <text:p>VARCHAR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Numero interior, si es que existe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um_exterior</text:p>
          </table:table-cell>
          <table:table-cell office:value-type="string">
            <text:p>VARCHAR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Número exterior, es la referencia para localizar la ubicación del inmueble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digo_postal</text:p>
          </table:table-cell>
          <table:table-cell office:value-type="string">
            <text:p>INT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Número de dirección postal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legacion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Delegación o municipio de localización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telefono</text:p>
          </table:table-cell>
          <table:table-cell table:style-name="ce27" office:value-type="string">
            <text:p>id_persona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Identifica a la persona asociada al número telefónico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lefono</text:p>
          </table:table-cell>
          <table:table-cell office:value-type="string">
            <text:p>INT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NULL</text:p>
          </table:table-cell>
          <table:table-cell office:value-type="string">
            <text:p>Número telefónico de la persona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prefijo</text:p>
          </table:table-cell>
          <table:table-cell table:style-name="ce20" office:value-type="string">
            <text:p>id_prefijo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Número de identificación del prefijo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mbr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Título personal de presentación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3"/>
          <table:table-cell table:style-name="ce14" office:value-type="string">
            <text:p>concepto</text:p>
          </table:table-cell>
          <table:table-cell table:style-name="ce20" office:value-type="string">
            <text:p>id_concepto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Número de identificación del concepto.</text:p>
          </table:table-cell>
          <table:table-cell table:number-columns-repeated="4"/>
        </table:table-row>
        <table:table-row table:style-name="ro1">
          <table:table-cell table:style-name="ce13"/>
          <table:table-cell/>
          <table:table-cell office:value-type="string">
            <text:p>concepto</text:p>
          </table:table-cell>
          <table:table-cell office:value-type="string">
            <text:p>VARCHAR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nombre de identificación del concepto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>
            <text:p>tipo</text:p>
          </table:table-cell>
          <table:table-cell table:style-name="ce15" office:value-type="string">
            <text:p>VARCHAR</text:p>
          </table:table-cell>
          <table:table-cell table:style-name="ce35" office:value-type="float" office:value="150">
            <text:p>150</text:p>
          </table:table-cell>
          <table:table-cell table:style-name="ce35" table:number-columns-repeated="2"/>
          <table:table-cell table:style-name="ce35" office:value-type="string">
            <text:p>NOT NULL</text:p>
          </table:table-cell>
          <table:table-cell office:value-type="string">
            <text:p>Indica la referencia al grupo al que pertenece el concepto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>
            <text:p>descripción</text:p>
          </table:table-cell>
          <table:table-cell table:style-name="ce15" office:value-type="string">
            <text:p>TEXT</text:p>
          </table:table-cell>
          <table:table-cell table:style-name="ce35" office:value-type="float" office:value="150">
            <text:p>150</text:p>
          </table:table-cell>
          <table:table-cell table:style-name="ce35" table:number-columns-repeated="2"/>
          <table:table-cell table:style-name="ce35" office:value-type="string">
            <text:p>NA</text:p>
          </table:table-cell>
          <table:table-cell office:value-type="string">
            <text:p>Contempla una pequeña descripción para el concepto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estatus</text:p>
          </table:table-cell>
          <table:table-cell table:style-name="ce20" office:value-type="string">
            <text:p>id_estatus</text:p>
          </table:table-cell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Número de identificación del es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stado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Descripción del estado.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>
            <text:p>descripción</text:p>
          </table:table-cell>
          <table:table-cell table:style-name="ce15" office:value-type="string">
            <text:p>TEXT</text:p>
          </table:table-cell>
          <table:table-cell table:style-name="ce35" office:value-type="float" office:value="150">
            <text:p>150</text:p>
          </table:table-cell>
          <table:table-cell table:style-name="ce35" table:number-columns-repeated="2"/>
          <table:table-cell table:style-name="ce35" office:value-type="string">
            <text:p>NA</text:p>
          </table:table-cell>
          <table:table-cell office:value-type="string">
            <text:p>Contempla una pequeña descripción para el estatus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tipo_concepto</text:p>
          </table:table-cell>
          <table:table-cell table:style-name="ce20" office:value-type="string">
            <text:p>id_tipo_concepto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/>
          <table:table-cell office:value-type="string">
            <text:p>NOT NULL</text:p>
          </table:table-cell>
          <table:table-cell office:value-type="string">
            <text:p>Identificador de agrupación del <text:s/>tipo de concepto ( Ingreso, salida, Otro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ipo_concepto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NOT NULL</text:p>
          </table:table-cell>
          <table:table-cell table:style-name="ce32" office:value-type="string">
            <text:p>Nombre descriptivo para el tipo de concept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>
            <text:p>descripcion</text:p>
          </table:table-cell>
          <table:table-cell table:style-name="ce15" office:value-type="string">
            <text:p>VARCHAR</text:p>
          </table:table-cell>
          <table:table-cell table:style-name="ce35" office:value-type="float" office:value="60">
            <text:p>60</text:p>
          </table:table-cell>
          <table:table-cell table:style-name="ce35" table:number-columns-repeated="2"/>
          <table:table-cell table:style-name="ce35" office:value-type="string">
            <text:p>NULL</text:p>
          </table:table-cell>
          <table:table-cell office:value-type="string">
            <text:p>descripción breve del concepto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4" office:value-type="string">
            <text:p>SALIDAS</text:p>
          </table:table-cell>
          <table:table-cell table:style-name="ce14" office:value-type="string">
            <text:p>pedido</text:p>
          </table:table-cell>
          <table:table-cell table:style-name="ce14" office:value-type="string">
            <text:p>id_pedido</text:p>
          </table:table-cell>
          <table:table-cell office:value-type="string">
            <text:p>BIGINT(30) </text:p>
          </table:table-cell>
          <table:table-cell/>
          <table:table-cell office:value-type="string">
            <text:p>*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>
            <text:p>id_persona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um_producto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importe_tota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importe_actua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fecha_registr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fecha_entreg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igente</text:p>
          </table:table-cell>
          <table:table-cell office:value-type="string">
            <text:p>BOOLEAN</text:p>
          </table:table-cell>
          <table:table-cell table:number-columns-repeated="4"/>
          <table:table-cell office:value-type="string">
            <text:p>indica si el pedido ya se ha liquidado (true – fals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ntregado</text:p>
          </table:table-cell>
          <table:table-cell office:value-type="string">
            <text:p>BOOLEAN</text:p>
          </table:table-cell>
          <table:table-cell table:number-columns-repeated="4"/>
          <table:table-cell office:value-type="string">
            <text:p>Indica si el pedido ha sido entregado al cliente</text:p>
          </table:table-cell>
          <table:table-cell table:number-columns-repeated="4"/>
        </table:table-row>
        <table:table-row table:style-name="ro1">
          <table:table-cell/>
          <table:table-cell table:style-name="ce14"/>
          <table:table-cell table:number-columns-repeated="11"/>
        </table:table-row>
        <table:table-row table:style-name="ro1">
          <table:table-cell/>
          <table:table-cell table:style-name="ce14" office:value-type="string">
            <text:p>detalle_pedido</text:p>
          </table:table-cell>
          <table:table-cell table:style-name="ce14" office:value-type="string">
            <text:p>id_pedido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>
            <text:p>id_producto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antida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office:value-type="string">
            <text:p>id_unidad_medida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mport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ubtot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venta</text:p>
          </table:table-cell>
          <table:table-cell table:style-name="ce14" office:value-type="string">
            <text:p>id_venta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>
            <text:p>id_tipo_venta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 office:value-type="string">
            <text:p>id_persona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>
            <text:p>id_pedido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cha_registr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salidas</text:p>
          </table:table-cell>
          <table:table-cell table:style-name="ce29" office:value-type="string">
            <text:p>id_hist_inv</text:p>
          </table:table-cell>
          <table:table-cell office:value-type="string">
            <text:p>BIGINT 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Número de identificación del movimiento registrado en el historial del inventar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>
            <text:p>id_producto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*</text:p>
          </table:table-cell>
          <table:table-cell office:value-type="string">
            <text:p>NOT NULL</text:p>
          </table:table-cell>
          <table:table-cell office:value-type="string">
            <text:p>Número de identificación del product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antidad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Cantidad del producto que va a salir del inventar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>
            <text:p>id_unidad_medid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string">
            <text:p>unidad de medición para el producto registrado en la sali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mporte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importe unitario, es el valor por el cual el producto sale dle inventario (costo unitario, precio unitario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ubtotal</text:p>
          </table:table-cell>
          <table:table-cell office:value-type="string">
            <text:p>DOUBLE</text:p>
          </table:table-cell>
          <table:table-cell office:value-type="string">
            <text:p>DEFAULT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Subtotal de la cuenta del producto, es el resultado de multiplicar la cantidad por el import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5"/>
          <table:table-cell table:style-name="ce19" office:value-type="string">
            <text:p>tipo_venta</text:p>
          </table:table-cell>
          <table:table-cell table:style-name="ce19" office:value-type="string">
            <text:p>id_tipo_venta</text:p>
          </table:table-cell>
          <table:table-cell table:style-name="ce15"/>
          <table:table-cell table:style-name="ce35" table:number-columns-repeated="2"/>
          <table:table-cell table:style-name="ce35" office:value-type="string">
            <text:p>*</text:p>
          </table:table-cell>
          <table:table-cell table:style-name="ce35"/>
          <table:table-cell table:style-name="ce15"/>
          <table:table-cell table:number-columns-repeated="4"/>
        </table:table-row>
        <table:table-row table:style-name="ro1">
          <table:table-cell table:style-name="ce15" table:number-columns-repeated="2"/>
          <table:table-cell table:style-name="ce15" office:value-type="string">
            <text:p>tipo</text:p>
          </table:table-cell>
          <table:table-cell table:style-name="ce15"/>
          <table:table-cell table:style-name="ce35" table:number-columns-repeated="4"/>
          <table:table-cell table:style-name="ce15"/>
          <table:table-cell table:number-columns-repeated="4"/>
        </table:table-row>
        <table:table-row table:style-name="ro1">
          <table:table-cell table:style-name="ce15" table:number-columns-repeated="2"/>
          <table:table-cell table:style-name="ce15" office:value-type="string">
            <text:p>descripcion</text:p>
          </table:table-cell>
          <table:table-cell table:style-name="ce15"/>
          <table:table-cell table:style-name="ce35" table:number-columns-repeated="4"/>
          <table:table-cell table:style-name="ce15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pagos</text:p>
          </table:table-cell>
          <table:table-cell table:style-name="ce14" office:value-type="string">
            <text:p>id_pago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7"/>
        </table:table-row>
        <table:table-row table:style-name="ro1">
          <table:table-cell/>
          <table:table-cell table:style-name="ce14"/>
          <table:table-cell table:style-name="ce27" office:value-type="string">
            <text:p>id_persona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table:style-name="ce14"/>
          <table:table-cell table:style-name="ce14" office:value-type="string">
            <text:p>id_pedido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mport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fecha_registro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4" office:value-type="string">
            <text:p>estado cuenta</text:p>
          </table:table-cell>
          <table:table-cell table:style-name="ce27" office:value-type="string">
            <text:p>id_person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importe_total</text:p>
          </table:table-cell>
          <table:table-cell table:number-columns-repeated="10"/>
        </table:table-row>
        <table:table-row table:style-name="ro1" table:number-rows-repeated="65366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4/11/2009</text:date>, <text:time>19:08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</meta:initial-creator>
    <meta:creation-date>2009-11-04T17:12:12</meta:creation-date>
    <dc:date>2009-11-24T19:05:13</dc:date>
    <meta:editing-duration>PT42H01M19S</meta:editing-duration>
    <meta:editing-cycles>90</meta:editing-cycles>
    <meta:generator>OpenOffice.org/3.1$Linux OpenOffice.org_project/310m19$Build-9420</meta:generator>
    <dc:creator>Alberto </dc:creator>
    <meta:document-statistic meta:table-count="3" meta:cell-count="815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